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44000000571B8E7B27E894402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paragraph-rsid="0017de13"/>
    </style:style>
    <style:style style:name="P2" style:family="paragraph" style:parent-style-name="Text">
      <style:paragraph-properties>
        <style:tab-stops>
          <style:tab-stop style:position="1.499cm"/>
          <style:tab-stop style:position="2.251cm"/>
          <style:tab-stop style:position="3.281cm"/>
          <style:tab-stop style:position="6.271cm"/>
        </style:tab-stops>
      </style:paragraph-properties>
      <style:text-properties style:font-name="Arial" fo:font-size="8pt" fo:font-style="normal" fo:font-weight="bold" officeooo:rsid="00099476" officeooo:paragraph-rsid="0017de13" style:font-size-asian="8pt" style:font-style-asian="normal" style:font-weight-asian="bold" style:font-size-complex="8pt" style:font-style-complex="normal" style:font-weight-complex="bold"/>
    </style:style>
    <style:style style:name="P3" style:family="paragraph" style:parent-style-name="Text">
      <style:paragraph-properties>
        <style:tab-stops>
          <style:tab-stop style:position="1.499cm"/>
          <style:tab-stop style:position="2.251cm"/>
          <style:tab-stop style:position="3.281cm"/>
          <style:tab-stop style:position="6.271cm"/>
        </style:tab-stops>
      </style:paragraph-properties>
      <style:text-properties style:font-name="Arial" fo:font-size="12pt" fo:font-style="normal" fo:font-weight="normal" officeooo:rsid="00099476" officeooo:paragraph-rsid="0017de13" style:font-size-asian="12pt" style:font-style-asian="normal" style:font-weight-asian="normal" style:font-size-complex="12pt" style:font-style-complex="normal" style:font-weight-complex="normal"/>
    </style:style>
    <style:style style:name="P4" style:family="paragraph" style:parent-style-name="Standard">
      <style:text-properties fo:font-size="16pt" fo:font-weight="bold" officeooo:rsid="003580ac" officeooo:paragraph-rsid="003580ac"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1pt" officeooo:rsid="00364a4c" officeooo:paragraph-rsid="00364a4c" style:font-size-asian="11pt" style:font-size-complex="11pt"/>
    </style:style>
    <style:style style:name="P6" style:family="paragraph" style:parent-style-name="Standard">
      <style:paragraph-properties fo:text-align="justify" style:justify-single-word="false"/>
      <style:text-properties fo:font-size="11pt" officeooo:rsid="0036b7cd" officeooo:paragraph-rsid="0036b7cd" style:font-size-asian="11pt" style:font-size-complex="11pt"/>
    </style:style>
    <style:style style:name="P7" style:family="paragraph" style:parent-style-name="Standard">
      <style:text-properties officeooo:rsid="0019910b" officeooo:paragraph-rsid="002a0c5e"/>
    </style:style>
    <style:style style:name="P8" style:family="paragraph" style:parent-style-name="Standard">
      <style:paragraph-properties fo:margin-left="1.251cm" fo:margin-right="0cm" fo:text-align="justify" style:justify-single-word="false" fo:text-indent="0cm" style:auto-text-indent="false"/>
      <style:text-properties fo:font-size="11pt" officeooo:rsid="00364a4c" officeooo:paragraph-rsid="00364a4c" style:font-size-asian="11pt" style:font-size-complex="11pt"/>
    </style:style>
    <style:style style:name="P9" style:family="paragraph" style:parent-style-name="Standard">
      <style:paragraph-properties fo:margin-left="0cm" fo:margin-right="0cm" fo:text-align="justify" style:justify-single-word="false" fo:text-indent="0cm" style:auto-text-indent="false"/>
      <style:text-properties fo:font-size="11pt" officeooo:rsid="00364a4c" officeooo:paragraph-rsid="00364a4c" style:font-size-asian="11pt" style:font-size-complex="11pt"/>
    </style:style>
    <style:style style:name="P10" style:family="paragraph" style:parent-style-name="Standard" style:list-style-name="L1">
      <style:paragraph-properties fo:text-align="justify" style:justify-single-word="false"/>
      <style:text-properties fo:font-size="11pt" officeooo:rsid="0036b7cd" officeooo:paragraph-rsid="0036b7cd" style:font-size-asian="11pt" style:font-size-complex="11pt"/>
    </style:style>
    <style:style style:name="P11" style:family="paragraph" style:parent-style-name="Standard" style:list-style-name="L1">
      <style:paragraph-properties fo:text-align="justify" style:justify-single-word="false"/>
      <style:text-properties fo:font-size="11pt" officeooo:rsid="0036b7cd" officeooo:paragraph-rsid="00364a4c" style:font-size-asian="11pt" style:font-size-complex="11pt"/>
    </style:style>
    <style:style style:name="P12" style:family="paragraph" style:parent-style-name="Standard" style:list-style-name="L1">
      <style:paragraph-properties fo:text-align="justify" style:justify-single-word="false"/>
      <style:text-properties fo:font-size="11pt" officeooo:rsid="00373714" officeooo:paragraph-rsid="00373714" style:font-size-asian="11pt" style:font-size-complex="11pt"/>
    </style:style>
    <style:style style:name="P13" style:family="paragraph" style:parent-style-name="Standard" style:list-style-name="L2">
      <style:paragraph-properties fo:text-align="justify" style:justify-single-word="false"/>
      <style:text-properties fo:font-size="11pt" officeooo:rsid="00373714" officeooo:paragraph-rsid="00373714" style:font-size-asian="11pt" style:font-size-complex="11pt"/>
    </style:style>
    <style:style style:name="P14" style:family="paragraph" style:parent-style-name="Standard" style:list-style-name="L2">
      <style:paragraph-properties fo:text-align="justify" style:justify-single-word="false"/>
      <style:text-properties fo:font-size="11pt" officeooo:rsid="00382244" officeooo:paragraph-rsid="00382244" style:font-size-asian="11pt" style:font-size-complex="11pt"/>
    </style:style>
    <style:style style:name="P15" style:family="paragraph" style:parent-style-name="Standard" style:list-style-name="L2">
      <style:paragraph-properties fo:text-align="justify" style:justify-single-word="false"/>
      <style:text-properties officeooo:paragraph-rsid="00373714"/>
    </style:style>
    <style:style style:name="T1" style:family="text">
      <style:text-properties officeooo:rsid="0036b7cd"/>
    </style:style>
    <style:style style:name="T2" style:family="text">
      <style:text-properties officeooo:rsid="00373714"/>
    </style:style>
    <style:style style:name="T3" style:family="text">
      <style:text-properties officeooo:rsid="00382244"/>
    </style:style>
    <style:style style:name="T4" style:family="text">
      <style:text-properties officeooo:rsid="00382b75"/>
    </style:style>
    <style:style style:name="T5" style:family="text">
      <style:text-properties fo:font-size="11pt" officeooo:rsid="00373714" style:font-size-asian="11pt" style:font-size-complex="11pt"/>
    </style:style>
    <style:style style:name="T6" style:family="text">
      <style:text-properties fo:font-size="11pt" officeooo:rsid="00382b75" style:font-size-asian="11pt" style:font-size-complex="11pt"/>
    </style:style>
    <style:style style:name="T7" style:family="text">
      <style:text-properties fo:font-size="11pt" officeooo:rsid="003b4daa" style:font-size-asian="11pt" style:font-size-complex="11pt"/>
    </style:style>
    <style:style style:name="T8" style:family="text">
      <style:text-properties officeooo:rsid="003f4e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yecto PHP.</text:p>
      <text:p text:style-name="P7"/>
      <text:p text:style-name="P5">Utilizando la Base de Datos de Ganadería, realizar el siguiente proyecto:</text:p>
      <text:p text:style-name="P5"/>
      <text:p text:style-name="P5">- Todas las páginas deben llevar encabezado y pie de página, que se colocarán en ficheros diferentes y presentarán la siguiente información:</text:p>
      <text:p text:style-name="P8">Encabezado: logotipo del Gobierno de Canarias e información de la Consejería de Agricultura, Ganadería y Pesca.</text:p>
      <text:p text:style-name="P8">Pie de página: nombre completo del alumno/a, curso al que pertenece y curso escolar.</text:p>
      <text:p text:style-name="P9"/>
      <text:p text:style-name="P9">- <text:span text:style-name="T1">Se colocará un Menú horizontal con los siguientes elementos:</text:span></text:p>
      <text:list xml:id="list2373296776" text:style-name="L1">
        <text:list-item>
          <text:list>
            <text:list-item>
              <text:list>
                <text:list-item>
                  <text:p text:style-name="P10">Comunidad Autónoma: presentará una página con datos referentes a toda la Comunidad Autónoma (comunidad.php).</text:p>
                </text:list-item>
                <text:list-item>
                  <text:p text:style-name="P10">Islas: presentará un enlace para cada una de las islas de la tabla gan_islas. Cada uno de los enlaces llevará a una página denominada isla.php que presentará los datos de la isla pulsada.</text:p>
                </text:list-item>
                <text:list-item>
                  <text:p text:style-name="P12"><text:span text:style-name="T4">M</text:span>unicipio: presentará la información de explotaciones y cabezas de un municipio determinado. </text:p>
                </text:list-item>
                <text:list-item>
                  <text:p text:style-name="P11">Enlaces: presentará un enlace que abrirá en una nueva página la web de la Consejería de Agricultura, Ganadería y Pesca del Gobierno de Canarias.</text:p>
                </text:list-item>
              </text:list>
            </text:list-item>
          </text:list>
        </text:list-item>
      </text:list>
      <text:p text:style-name="P6"/>
      <text:p text:style-name="P6">- Acciones de cada página:</text:p>
      <text:list xml:id="list624362902" text:style-name="L2">
        <text:list-item>
          <text:p text:style-name="P15"><text:span text:style-name="T5">comunidad.php: </text:span><text:span text:style-name="T6">se presentarán datos generales de la comunidad autónoma. Por cada tipo de </text:span><text:span text:style-name="T7">ganadería</text:span><text:span text:style-name="T6">, se presentarán los totales de número de explotaciones y número de cabezas de toda la región.</text:span></text:p>
        </text:list-item>
        <text:list-item>
          <text:p text:style-name="P13">isla.php: <text:span text:style-name="T3">seleccionada la isla mediante las opciones de menú, se presenta un resumen del número de explotaciones de cada uno de los tipos de dicha isla, así como su relación en porcentaje con el total de todo el archipiélago.</text:span></text:p>
        </text:list-item>
        <text:list-item>
          <text:p text:style-name="P14">municipio.php: e<text:span text:style-name="T2">n una primera fase se pide la isla, para a continuación pedir que se elija un municipio de dicha isla, para finalmente presentar un listado con todos los diferentes tipos de explotaciones, con su número de explotaciones y </text:span><text:span text:style-name="T8">los tipos de ganaderías con </text:span><text:span text:style-name="T2">el número de cabezas, así como un total de estos elementos para todo el municipio.</text:span></text:p>
          <text:p text:style-name="P13"/>
        </text:list-item>
      </text:list>
      <text:p text:style-name="P9">- Se aplicará CSS a cada uno de los elementos de la aplicación web.</text:p>
      <text:p text:style-name="P9">- <text:span text:style-name="T4">Se tratarán los posibles errores de datos no existentes o problemas de conexión con la Base de Datos.</text:span></text:p>
      <text:p text:style-name="P9">- <text:span text:style-name="T4">Se controlará el flujo de la aplicación para devolverla a situaciones controladas cuando se intenten entrar en zonas que necesitan información para su correcto funcionamiento.</text:spa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7de13"/>
    </style:style>
    <style:style style:name="MP2" style:family="paragraph" style:parent-style-name="Text">
      <style:paragraph-properties>
        <style:tab-stops>
          <style:tab-stop style:position="1.499cm"/>
          <style:tab-stop style:position="2.251cm"/>
          <style:tab-stop style:position="3.281cm"/>
          <style:tab-stop style:position="6.271cm"/>
        </style:tab-stops>
      </style:paragraph-properties>
      <style:text-properties style:font-name="Arial" fo:font-size="8pt" fo:font-style="normal" fo:font-weight="bold" officeooo:rsid="00099476" officeooo:paragraph-rsid="0017de13" style:font-size-asian="8pt" style:font-style-asian="normal" style:font-weight-asian="bold" style:font-size-complex="8pt" style:font-style-complex="normal" style:font-weight-complex="bold"/>
    </style:style>
    <style:style style:name="MP3" style:family="paragraph" style:parent-style-name="Text">
      <style:paragraph-properties>
        <style:tab-stops>
          <style:tab-stop style:position="1.499cm"/>
          <style:tab-stop style:position="2.251cm"/>
          <style:tab-stop style:position="3.281cm"/>
          <style:tab-stop style:position="6.271cm"/>
        </style:tab-stops>
      </style:paragraph-properties>
      <style:text-properties style:font-name="Arial" fo:font-size="12pt" fo:font-style="normal" fo:font-weight="normal" officeooo:rsid="00099476" officeooo:paragraph-rsid="0017de13" style:font-size-asian="12pt" style:font-style-asian="normal" style:font-weight-asian="normal" style:font-size-complex="12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1" text:anchor-type="paragraph" svg:x="0.43cm" svg:y="0.018cm" svg:width="17cm" svg:height="1.767cm" draw:z-index="0"><draw:image xlink:href="Pictures/1000000000000344000000571B8E7B27E894402F.png" xlink:type="simple" xlink:show="embed" xlink:actuate="onLoad" draw:mime-type="image/png"/></draw:frame></text:p>
        <text:p text:style-name="MP2"><text:tab/><text:tab/><text:tab/></text:p>
        <text:p text:style-name="MP3"/>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10-20T18:06:52.871000000</meta:creation-date>
    <dc:date>2021-05-31T10:16:39.210000000</dc:date>
    <meta:editing-duration>P2DT2H37M26S</meta:editing-duration>
    <meta:editing-cycles>25</meta:editing-cycles>
    <meta:generator>LibreOffice/7.0.3.1$Windows_X86_64 LibreOffice_project/d7547858d014d4cf69878db179d326fc3483e082</meta:generator>
    <meta:print-date>2016-05-05T11:13:37.892000000</meta:print-date>
    <meta:document-statistic meta:table-count="0" meta:image-count="1" meta:object-count="0" meta:page-count="1" meta:paragraph-count="19" meta:word-count="358" meta:character-count="2164" meta:non-whitespace-character-count="1827"/>
  </office:meta>
</office:document-meta>
</file>